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ORIEGA RUIZ, ROBESPIERR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87216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ORIEGA RUIZ, ROBESPIERR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721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50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5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3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0/2021</text:p>
          </table:table-cell>
          <table:table-cell table:style-name="Tabla2.A2" office:value-type="string">
            <text:p text:style-name="P7">760714</text:p>
          </table:table-cell>
          <table:table-cell table:style-name="Tabla2.A2" office:value-type="string">
            <text:p text:style-name="P7">1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PRESTIGI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1:58:2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